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line-height="115%"/>
    </style:style>
    <style:style style:name="P2" style:family="paragraph" style:parent-style-name="Standard">
      <style:paragraph-properties fo:line-height="115%"/>
    </style:style>
    <style:style style:name="P3" style:family="paragraph" style:parent-style-name="Heading_20_1">
      <style:paragraph-properties fo:line-height="115%"/>
    </style:style>
    <style:style style:name="T1" style:family="text">
      <style:text-properties fo: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ΠΡΟΣ ΦΙΛΗΜΟΝΑ</text:h>
      <text:p text:style-name="P2"/>
      <text:h text:style-name="P1" text:outline-level="2">1</text:h>
      <text:p text:style-name="P2"/>
      <text:p text:style-name="P2"><text:tab/><text:span text:style-name="T1">1</text:span> Παῦλος δέσμιος Χριστοῦ Ἰησοῦ καὶ Τιμόθεος ὁ ἀδελφὸς Φιλήμονι τῷ ἀγαπητῷ καὶ συνεργῷ ἡμῶν <text:span text:style-name="T1">2</text:span> καὶ Ἀπφίᾳ τῇ ἀδελφῇ καὶ Ἀρχίππῳ τῷ συστρατιώτῃ ἡμῶν καὶ τῇ κατ’ οἶκόν σου ἐκκλησίᾳ· <text:span text:style-name="T1">3</text:span> χάρις ὑμῖν καὶ εἰρήνη ἀπὸ Θεοῦ Πατρὸς ἡμῶν καὶ Κυρίου Ἰησοῦ Χριστοῦ.</text:p>
      <text:p text:style-name="P2"><text:tab/><text:span text:style-name="T1">4</text:span> Εὐχαριστῶ τῷ Θεῷ μου πάντοτε μνείαν σου ποιούμενος ἐπὶ τῶν προσευχῶν μου, <text:span text:style-name="T1">5</text:span> ἀκούων σου τὴν ἀγάπην καὶ τὴν πίστιν ἣν ἔχεις πρὸς τὸν Κύριον Ἰησοῦν καὶ εἰς πάντας τοὺς ἁγίους, <text:span text:style-name="T1">6</text:span> ὅπως ἡ κοινωνία τῆς πίστεώς σου ἐνεργὴς γένηται ἐν ἐπιγνώσει παντὸς ἀγαθοῦ τοῦ ἐν ἡμῖν εἰς Χριστόν· <text:span text:style-name="T1">7</text:span> χαρὰν γὰρ πολλὴν ἔσχον καὶ παράκλησιν ἐπὶ τῇ ἀγάπῃ σου, ὅτι τὰ σπλάγχνα τῶν ἁγίων ἀναπέπαυται διὰ σοῦ, ἀδελφέ. <text:span text:style-name="T1">8</text:span> Διό, πολλὴν ἐν Χριστῷ παρρησίαν ἔχων ἐπιτάσσειν σοι τὸ ἀνῆκον, <text:span text:style-name="T1">9</text:span> διὰ τὴν ἀγάπην μᾶλλον παρακαλῶ, τοιοῦτος ὢν ὡς Παῦλος πρεσβύτης νυνὶ δὲ καὶ δέσμιος Χριστοῦ Ἰησοῦ, <text:span text:style-name="T1">10</text:span> παρακαλῶ σε περὶ τοῦ ἐμοῦ τέκνου, ὃν ἐγέννησα ἐν τοῖς δεσμοῖς, Ὀνήσιμον, <text:span text:style-name="T1">11</text:span> τόν ποτέ σοι ἄχρηστον νυνὶ δὲ καὶ σοὶ καὶ ἐμοὶ εὔχρηστον, <text:span text:style-name="T1">12</text:span> ὃν ἀνέπεμψά σοι αὐτόν, τοῦτ’ ἔστιν τὰ ἐμὰ σπλάγχνα· <text:span text:style-name="T1">13</text:span> ὃν ἐγὼ ἐβουλόμην πρὸς ἐμαυτὸν κατέχειν, ἵνα ὑπὲρ σοῦ μοι διακονῇ ἐν τοῖς δεσμοῖς τοῦ εὐαγγελίου, <text:span text:style-name="T1">14</text:span> χωρὶς δὲ τῆς σῆς γνώμης οὐδὲν ἠθέλησα ποιῆσαι, ἵνα μὴ ὡς κατὰ ἀνάγκην τὸ ἀγαθόν σου ᾖ ἀλλὰ κατὰ ἑκούσιον. <text:span text:style-name="T1">15</text:span> τάχα γὰρ διὰ τοῦτο ἐχωρίσθη πρὸς ὥραν, ἵνα αἰώνιον αὐτὸν ἀπέχῃς, <text:span text:style-name="T1">16</text:span> οὐκέτι ὡς δοῦλον ἀλλὰ ὑπὲρ δοῦλον, ἀδελφὸν <text:s/><text:soft-page-break/>ἀγαπητόν, μάλιστα ἐμοί, πόσῳ δὲ μᾶλλον σοὶ καὶ ἐν σαρκὶ καὶ ἐν Κυρίῳ. <text:span text:style-name="T1">17</text:span> εἰ οὖν με ἔχεις κοινωνόν, προσλαβοῦ αὐτὸν ὡς ἐμέ. <text:span text:style-name="T1">18</text:span> εἰ δέ τι ἠδίκησέν σε ἢ ὀφείλει, τοῦτο ἐμοὶ ἐλλόγα· <text:span text:style-name="T1">19</text:span> ἐγὼ Παῦλος ἔγραψα τῇ ἐμῇ χειρί, ἐγὼ ἀποτίσω· ἵνα μὴ λέγω σοι ὅτι καὶ σεαυτόν μοι προσοφείλεις. <text:span text:style-name="T1">20</text:span> ναί, ἀδελφέ, ἐγώ σου ὀναίμην ἐν Κυρίῳ· ἀνάπαυσόν μου τὰ σπλάγχνα ἐν Χριστῷ.</text:p>
      <text:p text:style-name="P2"><text:tab/><text:span text:style-name="T1">21</text:span> Πεποιθὼς τῇ ὑπακοῇ σου ἔγραψά σοι, εἰδὼς ὅτι καὶ ὑπὲρ ἃ λέγω ποιήσεις. <text:span text:style-name="T1">22</text:span> ἅμα δὲ καὶ ἑτοίμαζέ μοι ξενίαν· ἐλπίζω γὰρ ὅτι διὰ τῶν προσευχῶν ὑμῶν χαρισθήσομαι ὑμῖν.</text:p>
      <text:p text:style-name="P2"><text:tab/><text:span text:style-name="T1">23</text:span> Ἀσπάζεταί σε Ἐπαφρᾶς ὁ συναιχμάλωτός μου ἐν Χριστῷ Ἰησοῦ, <text:span text:style-name="T1">24</text:span> Μᾶρκος, Ἀρίσταρχος, Δημᾶς, Λουκᾶς, οἱ συνεργοί μου.</text:p>
      <text:p text:style-name="P2"><text:tab/><text:span text:style-name="T1">25</text:span> Ἡ χάρις τοῦ Κυρίου Ἰησοῦ Χριστοῦ μετὰ τοῦ πνεύματος ὑμῶν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Gentium Plus Compact" fo:font-family="'Gentium Plus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13:18:55.86</meta:creation-date>
    <dc:date>2019-09-08T10:12:21.377000000</dc:date>
    <meta:editing-duration>PT25M26S</meta:editing-duration>
    <meta:editing-cycles>9</meta:editing-cycles>
    <meta:generator>LibreOffice/5.4.7.2$Windows_X86_64 LibreOffice_project/c838ef25c16710f8838b1faec480ebba495259d0</meta:generator>
    <meta:document-statistic meta:table-count="0" meta:image-count="0" meta:object-count="0" meta:page-count="2" meta:paragraph-count="7" meta:word-count="363" meta:character-count="2031" meta:non-whitespace-character-count="1669"/>
  </office:meta>
</office:document-meta>
</file>